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AMOS ATUNCAR, JOSE DANIEL</text:p>
            <text:p text:style-name="P5"><text:span text:style-name="T15">Dni</text:span><text:span text:style-name="T14">:4740876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HINCH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AMOS ATUNCAR, JOSE DANIE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40876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40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7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25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